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Droid Sans Mono', 'Courier New', monospace, 'Droid Sans Fallback'"/>
    <style:font-face style:name="DejaVu Sans Mono3" svg:font-family="'DejaVu Sans Mono', 'Droid Sans Mono'"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DejaVu Sans Mono1" svg:font-family="'DejaVu Sans Mono', 'Droid Sans Mono'" style:font-family-generic="roman" style:font-pitch="variable"/>
    <style:font-face style:name="Liberation Serif" svg:font-family="'Liberation Serif'" style:font-family-generic="roman" style:font-pitch="variable"/>
    <style:font-face style:name="DejaVu Sans Mono4" svg:font-family="'DejaVu Sans Mono', '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6.2569in" table:align="left"/>
    </style:style>
    <style:style style:name="Table1.A" style:family="table-column">
      <style:table-column-properties style:column-width="2.6069in"/>
    </style:style>
    <style:style style:name="Table1.B" style:family="table-column">
      <style:table-column-properties style:column-width="3.65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text-properties officeooo:rsid="001c227a" officeooo:paragraph-rsid="001c227a"/>
    </style:style>
    <style:style style:name="P2" style:family="paragraph" style:parent-style-name="Standard">
      <style:paragraph-properties fo:margin-left="0in" fo:margin-right="0in" fo:text-indent="0in" style:auto-text-indent="false"/>
      <style:text-properties officeooo:rsid="001c227a" officeooo:paragraph-rsid="002099fb"/>
    </style:style>
    <style:style style:name="P3" style:family="paragraph" style:parent-style-name="Standard">
      <style:paragraph-properties fo:margin-left="0in" fo:margin-right="0in" fo:text-indent="0in" style:auto-text-indent="false"/>
      <style:text-properties officeooo:rsid="002099fb" officeooo:paragraph-rsid="002099fb"/>
    </style:style>
    <style:style style:name="P4" style:family="paragraph" style:parent-style-name="Standard">
      <style:paragraph-properties fo:margin-left="0in" fo:margin-right="0in" fo:text-indent="0in" style:auto-text-indent="false"/>
      <style:text-properties officeooo:rsid="002099fb" officeooo:paragraph-rsid="0021f0cb"/>
    </style:style>
    <style:style style:name="P5" style:family="paragraph" style:parent-style-name="Standard">
      <style:paragraph-properties fo:margin-left="0in" fo:margin-right="0in" fo:text-indent="0in" style:auto-text-indent="false"/>
      <style:text-properties officeooo:rsid="002099fb" officeooo:paragraph-rsid="00344dcd"/>
    </style:style>
    <style:style style:name="P6" style:family="paragraph" style:parent-style-name="Standard">
      <style:paragraph-properties fo:margin-left="0in" fo:margin-right="0in" fo:text-indent="0in" style:auto-text-indent="false"/>
      <style:text-properties officeooo:paragraph-rsid="002099fb"/>
    </style:style>
    <style:style style:name="P7" style:family="paragraph" style:parent-style-name="Standard">
      <style:paragraph-properties fo:margin-left="0in" fo:margin-right="0in" fo:text-indent="0in" style:auto-text-indent="false"/>
      <style:text-properties officeooo:rsid="0021f0cb" officeooo:paragraph-rsid="0021f0cb"/>
    </style:style>
    <style:style style:name="P8" style:family="paragraph" style:parent-style-name="Standard">
      <style:paragraph-properties fo:margin-left="0in" fo:margin-right="0in" fo:text-indent="0in" style:auto-text-indent="false"/>
      <style:text-properties officeooo:rsid="00231019" officeooo:paragraph-rsid="00231019"/>
    </style:style>
    <style:style style:name="P9" style:family="paragraph" style:parent-style-name="Standard">
      <style:paragraph-properties fo:margin-left="0in" fo:margin-right="0in" fo:text-indent="0in" style:auto-text-indent="false"/>
      <style:text-properties fo:font-weight="bold" officeooo:rsid="00231019" officeooo:paragraph-rsid="00231019" style:font-weight-asian="bold" style:font-weight-complex="bold"/>
    </style:style>
    <style:style style:name="P10" style:family="paragraph" style:parent-style-name="Standard">
      <style:paragraph-properties fo:margin-left="0in" fo:margin-right="0in" fo:text-indent="0in" style:auto-text-indent="false"/>
      <style:text-properties fo:font-weight="bold" officeooo:rsid="0021f0cb" officeooo:paragraph-rsid="002099fb" style:font-weight-asian="bold" style:font-weight-complex="bold"/>
    </style:style>
    <style:style style:name="P11" style:family="paragraph" style:parent-style-name="Standard">
      <style:paragraph-properties fo:margin-left="0in" fo:margin-right="0in" fo:text-indent="0in" style:auto-text-indent="false"/>
      <style:text-properties fo:font-weight="bold" officeooo:rsid="002e146a" officeooo:paragraph-rsid="002e146a" style:font-weight-asian="bold" style:font-weight-complex="bold"/>
    </style:style>
    <style:style style:name="P12" style:family="paragraph" style:parent-style-name="Standard">
      <style:paragraph-properties fo:margin-left="0in" fo:margin-right="0in" fo:text-indent="0in" style:auto-text-indent="false"/>
      <style:text-properties officeooo:rsid="00238925" officeooo:paragraph-rsid="00238925"/>
    </style:style>
    <style:style style:name="P13" style:family="paragraph" style:parent-style-name="Standard">
      <style:paragraph-properties fo:margin-left="0in" fo:margin-right="0in" fo:text-indent="0in" style:auto-text-indent="false"/>
      <style:text-properties officeooo:rsid="00238925" officeooo:paragraph-rsid="00311049"/>
    </style:style>
    <style:style style:name="P14" style:family="paragraph" style:parent-style-name="Standard">
      <style:paragraph-properties fo:margin-left="0in" fo:margin-right="0in" fo:text-indent="0in" style:auto-text-indent="false"/>
      <style:text-properties officeooo:rsid="00238925" officeooo:paragraph-rsid="003b25ec"/>
    </style:style>
    <style:style style:name="P15" style:family="paragraph" style:parent-style-name="Standard">
      <style:paragraph-properties fo:margin-left="0in" fo:margin-right="0in" fo:text-indent="0in" style:auto-text-indent="false"/>
      <style:text-properties officeooo:paragraph-rsid="0021f0cb"/>
    </style:style>
    <style:style style:name="P16"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2d9fce" officeooo:paragraph-rsid="002d9fce" style:font-weight-asian="bold" style:font-weight-complex="bold"/>
    </style:style>
    <style:style style:name="P17" style:family="paragraph" style:parent-style-name="Standard">
      <style:paragraph-properties fo:margin-left="0in" fo:margin-right="0in" fo:text-indent="0in" style:auto-text-indent="false"/>
      <style:text-properties officeooo:paragraph-rsid="00238925"/>
    </style:style>
    <style:style style:name="P18" style:family="paragraph" style:parent-style-name="Standard">
      <style:paragraph-properties fo:margin-left="0in" fo:margin-right="0in" fo:text-indent="0in" style:auto-text-indent="false"/>
      <style:text-properties officeooo:paragraph-rsid="00311049"/>
    </style:style>
    <style:style style:name="P19" style:family="paragraph" style:parent-style-name="Standard">
      <style:paragraph-properties fo:margin-left="0in" fo:margin-right="0in" fo:text-indent="0in" style:auto-text-indent="false"/>
      <style:text-properties officeooo:rsid="003b25ec" officeooo:paragraph-rsid="003b25ec"/>
    </style:style>
    <style:style style:name="P20" style:family="paragraph" style:parent-style-name="Standard">
      <style:paragraph-properties fo:margin-left="0in" fo:margin-right="0in" fo:text-indent="0in" style:auto-text-indent="false"/>
      <style:text-properties fo:color="#727072" style:font-name="DejaVu Sans Mono" fo:font-size="10pt" fo:font-style="italic" fo:font-weight="normal" officeooo:rsid="00238925" officeooo:paragraph-rsid="003b25ec" fo:background-color="#2d2a2e" style:font-size-asian="10pt" style:font-size-complex="10pt"/>
    </style:style>
    <style:style style:name="P21" style:family="paragraph" style:parent-style-name="Standard">
      <style:paragraph-properties fo:margin-left="0in" fo:margin-right="0in" fo:text-indent="0in" style:auto-text-indent="false"/>
      <style:text-properties fo:font-size="10pt" officeooo:rsid="00238925" officeooo:paragraph-rsid="00238925" style:font-size-asian="10pt" style:font-size-complex="10pt"/>
    </style:style>
    <style:style style:name="P22" style:family="paragraph" style:parent-style-name="Standard">
      <style:paragraph-properties fo:margin-left="0in" fo:margin-right="0in" fo:text-indent="0in" style:auto-text-indent="false"/>
      <style:text-properties fo:font-size="10pt" officeooo:rsid="00238925" officeooo:paragraph-rsid="003b25ec" style:font-size-asian="10pt" style:font-size-complex="10pt"/>
    </style:style>
    <style:style style:name="P23" style:family="paragraph" style:parent-style-name="Standard">
      <style:paragraph-properties fo:margin-left="0in" fo:margin-right="0in" fo:text-indent="0in" style:auto-text-indent="false"/>
      <style:text-properties fo:font-size="16pt" fo:font-weight="bold" officeooo:rsid="00419cad" officeooo:paragraph-rsid="00419cad" style:font-size-asian="16pt" style:font-weight-asian="bold" style:font-size-complex="16pt" style:font-weight-complex="bold"/>
    </style:style>
    <style:style style:name="P24" style:family="paragraph" style:parent-style-name="Standard">
      <style:paragraph-properties fo:margin-left="0in" fo:margin-right="0in" fo:margin-top="0in" fo:margin-bottom="0.0598in" loext:contextual-spacing="false" fo:text-indent="0in" style:auto-text-indent="false"/>
      <style:text-properties officeooo:rsid="002099fb" officeooo:paragraph-rsid="002099fb"/>
    </style:style>
    <style:style style:name="P25" style:family="paragraph" style:parent-style-name="Standard">
      <style:paragraph-properties fo:margin-left="0in" fo:margin-right="0in" fo:text-indent="0in" style:auto-text-indent="false" fo:break-before="page"/>
      <style:text-properties officeooo:rsid="0021f0cb" officeooo:paragraph-rsid="0021f0cb"/>
    </style:style>
    <style:style style:name="P26" style:family="paragraph" style:parent-style-name="Text_20_body">
      <style:paragraph-properties fo:margin-left="0in" fo:margin-right="0in" fo:text-indent="0in" style:auto-text-indent="false"/>
      <style:text-properties officeooo:rsid="002099fb" officeooo:paragraph-rsid="0021f0cb"/>
    </style:style>
    <style:style style:name="P27" style:family="paragraph" style:parent-style-name="Text_20_body">
      <style:paragraph-properties fo:margin-left="0in" fo:margin-right="0in" fo:text-indent="0in" style:auto-text-indent="false"/>
      <style:text-properties officeooo:rsid="002099fb" officeooo:paragraph-rsid="00344dcd"/>
    </style:style>
    <style:style style:name="P28" style:family="paragraph" style:parent-style-name="Standard">
      <style:text-properties fo:font-size="14pt" officeooo:rsid="0024b26c" officeooo:paragraph-rsid="0024b26c" style:font-size-asian="14pt" style:font-size-complex="14pt"/>
    </style:style>
    <style:style style:name="P29" style:family="paragraph" style:parent-style-name="Standard">
      <style:text-properties fo:font-size="14pt" officeooo:rsid="0024b26c" officeooo:paragraph-rsid="002550a9" style:font-size-asian="14pt" style:font-size-complex="14pt"/>
    </style:style>
    <style:style style:name="P30" style:family="paragraph" style:parent-style-name="Standard">
      <style:text-properties fo:font-size="10pt" officeooo:rsid="001f4f14" officeooo:paragraph-rsid="001f4f14" style:font-size-asian="10pt" style:font-size-complex="10pt"/>
    </style:style>
    <style:style style:name="P31" style:family="paragraph" style:parent-style-name="Standard">
      <style:text-properties fo:color="#727072" style:font-name="DejaVu Sans Mono" fo:font-size="10pt" fo:font-style="italic" fo:font-weight="normal" officeooo:rsid="001f4f14" officeooo:paragraph-rsid="001f4f14" fo:background-color="#2d2a2e" style:font-size-asian="10pt" style:font-size-complex="10pt"/>
    </style:style>
    <style:style style:name="P32" style:family="paragraph" style:parent-style-name="Standard">
      <style:text-properties fo:color="#727072" style:font-name="DejaVu Sans Mono" fo:font-size="10pt" fo:font-style="italic" fo:font-weight="normal" officeooo:rsid="001f4f14" officeooo:paragraph-rsid="002550a9" fo:background-color="#2d2a2e" style:font-size-asian="10pt" style:font-size-complex="10pt"/>
    </style:style>
    <style:style style:name="P33" style:family="paragraph" style:parent-style-name="Standard">
      <style:text-properties officeooo:paragraph-rsid="0024b26c"/>
    </style:style>
    <style:style style:name="P34" style:family="paragraph" style:parent-style-name="Standard">
      <style:text-properties officeooo:paragraph-rsid="002550a9"/>
    </style:style>
    <style:style style:name="P35" style:family="paragraph" style:parent-style-name="Standard">
      <style:paragraph-properties style:line-height-at-least="0.098in"/>
      <style:text-properties fo:color="#fcfcfa" fo:font-size="10pt" fo:background-color="#2d2a2e" style:font-size-asian="10pt" style:font-size-complex="10pt"/>
    </style:style>
    <style:style style:name="P36" style:family="paragraph" style:parent-style-name="Standard">
      <style:paragraph-properties fo:break-before="page"/>
    </style:style>
    <style:style style:name="P37" style:family="paragraph" style:parent-style-name="Standard">
      <style:paragraph-properties fo:break-before="page"/>
      <style:text-properties fo:font-size="14pt" officeooo:paragraph-rsid="002550a9" style:font-size-asian="14pt" style:font-size-complex="14pt"/>
    </style:style>
    <style:style style:name="P38" style:family="paragraph" style:parent-style-name="Standard">
      <style:paragraph-properties fo:margin-left="0.5in" fo:margin-right="0in" fo:text-indent="0in" style:auto-text-indent="false"/>
      <style:text-properties officeooo:rsid="0021f0cb" officeooo:paragraph-rsid="0021f0cb"/>
    </style:style>
    <style:style style:name="P39" style:family="paragraph" style:parent-style-name="Standard">
      <style:paragraph-properties fo:margin-left="0.5in" fo:margin-right="0in" fo:text-indent="0in" style:auto-text-indent="false"/>
      <style:text-properties officeooo:rsid="0021f0cb" officeooo:paragraph-rsid="00231019"/>
    </style:style>
    <style:style style:name="P40" style:family="paragraph" style:parent-style-name="Standard">
      <style:paragraph-properties fo:margin-left="0.5in" fo:margin-right="0in" style:line-height-at-least="0.098in" fo:text-indent="0in" style:auto-text-indent="false"/>
      <style:text-properties fo:color="#fcfcfa" style:font-name="DejaVu Sans Mono" fo:font-size="10pt" fo:font-weight="normal" fo:background-color="#2d2a2e" style:font-size-asian="10pt" style:font-size-complex="10pt"/>
    </style:style>
    <style:style style:name="P41" style:family="paragraph" style:parent-style-name="Standard">
      <style:paragraph-properties fo:margin-left="0.5in" fo:margin-right="0in" style:line-height-at-least="0.098in" fo:text-indent="0in" style:auto-text-indent="false"/>
      <style:text-properties fo:color="#fcfcfa" style:font-name="DejaVu Sans Mono" fo:font-size="10pt" fo:font-weight="normal" officeooo:paragraph-rsid="002550a9" fo:background-color="#2d2a2e" style:font-size-asian="10pt" style:font-size-complex="10pt"/>
    </style:style>
    <style:style style:name="P42" style:family="paragraph" style:parent-style-name="Standard">
      <style:paragraph-properties fo:margin-left="0.5in" fo:margin-right="0in" fo:text-indent="0in" style:auto-text-indent="false"/>
      <style:text-properties fo:color="#fcfcfa" style:font-name="DejaVu Sans Mono" fo:font-size="10pt" fo:font-style="italic" fo:font-weight="normal" officeooo:paragraph-rsid="002550a9" fo:background-color="#2d2a2e" style:font-size-asian="10pt" style:font-size-complex="10pt"/>
    </style:style>
    <style:style style:name="P43" style:family="paragraph" style:parent-style-name="Standard">
      <style:paragraph-properties fo:margin-left="0.5in" fo:margin-right="0in" style:line-height-at-least="0.098in" fo:text-indent="0in" style:auto-text-indent="false"/>
      <style:text-properties fo:color="#fcfcfa" fo:font-size="10pt" fo:background-color="#2d2a2e" style:font-size-asian="10pt" style:font-size-complex="10pt"/>
    </style:style>
    <style:style style:name="P44" style:family="paragraph" style:parent-style-name="Standard">
      <style:paragraph-properties fo:margin-left="0.5in" fo:margin-right="0in" style:line-height-at-least="0.098in" fo:text-indent="0in" style:auto-text-indent="false"/>
      <style:text-properties fo:color="#fcfcfa" fo:font-size="10pt" officeooo:paragraph-rsid="002550a9" fo:background-color="#2d2a2e" style:font-size-asian="10pt" style:font-size-complex="10pt"/>
    </style:style>
    <style:style style:name="P45" style:family="paragraph" style:parent-style-name="Standard">
      <style:paragraph-properties fo:margin-left="0.5in" fo:margin-right="0in" fo:text-indent="0in" style:auto-text-indent="false"/>
      <style:text-properties fo:color="#fcfcfa" fo:font-size="10pt" officeooo:paragraph-rsid="001f4f14" fo:background-color="#2d2a2e" style:font-size-asian="10pt" style:font-size-complex="10pt"/>
    </style:style>
    <style:style style:name="P46" style:family="paragraph" style:parent-style-name="Standard">
      <style:paragraph-properties fo:margin-left="0.5in" fo:margin-right="0in" style:line-height-at-least="0.098in" fo:text-indent="0in" style:auto-text-indent="false"/>
      <style:text-properties fo:font-size="10pt" style:font-size-asian="10pt" style:font-size-complex="10pt"/>
    </style:style>
    <style:style style:name="P47" style:family="paragraph" style:parent-style-name="Standard">
      <style:paragraph-properties fo:margin-left="0.5in" fo:margin-right="0in" style:line-height-at-least="0.098in" fo:text-indent="0in" style:auto-text-indent="false"/>
      <style:text-properties fo:font-size="10pt" officeooo:paragraph-rsid="002550a9" style:font-size-asian="10pt" style:font-size-complex="10pt"/>
    </style:style>
    <style:style style:name="P48" style:family="paragraph" style:parent-style-name="Standard">
      <style:paragraph-properties fo:margin-left="0.5in" fo:margin-right="0in" style:line-height-at-least="0.098in" fo:text-indent="0in" style:auto-text-indent="false"/>
      <style:text-properties fo:color="#939293" style:font-name="DejaVu Sans Mono" fo:font-size="10pt" fo:font-weight="normal" fo:background-color="#2d2a2e" style:font-size-asian="10pt" style:font-size-complex="10pt"/>
    </style:style>
    <style:style style:name="P49" style:family="paragraph" style:parent-style-name="Standard">
      <style:paragraph-properties fo:margin-left="0.5in" fo:margin-right="0in" fo:text-indent="0in" style:auto-text-indent="false"/>
      <style:text-properties fo:color="#939293" style:font-name="DejaVu Sans Mono" fo:font-size="10pt" fo:font-weight="normal" officeooo:paragraph-rsid="001f4f14" fo:background-color="#2d2a2e" style:font-size-asian="10pt" style:font-size-complex="10pt"/>
    </style:style>
    <style:style style:name="P50" style:family="paragraph" style:parent-style-name="Standard">
      <style:paragraph-properties fo:margin-left="0.5in" fo:margin-right="0in" fo:text-indent="0in" style:auto-text-indent="false"/>
      <style:text-properties fo:color="#939293" style:font-name="DejaVu Sans Mono" fo:font-size="10pt" fo:font-weight="normal" officeooo:paragraph-rsid="002550a9" fo:background-color="#2d2a2e" style:font-size-asian="10pt" style:font-size-complex="10pt"/>
    </style:style>
    <style:style style:name="P51" style:family="paragraph" style:parent-style-name="Standard">
      <style:paragraph-properties fo:margin-left="0.5in" fo:margin-right="0in" fo:text-indent="0in" style:auto-text-indent="false"/>
      <style:text-properties fo:color="#939293" style:font-name="DejaVu Sans Mono1" fo:font-size="10pt" fo:font-style="normal" fo:font-weight="normal" officeooo:paragraph-rsid="0024b26c" style:font-size-asian="10pt" style:font-style-asian="normal" style:font-weight-asian="normal" style:font-size-complex="10pt"/>
    </style:style>
    <style:style style:name="P52" style:family="paragraph" style:parent-style-name="Standard">
      <style:paragraph-properties fo:margin-left="0.5in" fo:margin-right="0in" fo:text-indent="0in" style:auto-text-indent="false"/>
      <style:text-properties fo:color="#727072" style:font-name="DejaVu Sans Mono" fo:font-size="10pt" fo:font-style="italic" fo:font-weight="normal" officeooo:paragraph-rsid="002550a9" fo:background-color="#2d2a2e" style:font-size-asian="10pt" style:font-size-complex="10pt"/>
    </style:style>
    <style:style style:name="P53" style:family="paragraph" style:parent-style-name="Standard">
      <style:paragraph-properties fo:margin-left="0.5in" fo:margin-right="0in" fo:text-indent="0in" style:auto-text-indent="false"/>
      <style:text-properties officeooo:rsid="00231019" officeooo:paragraph-rsid="00231019"/>
    </style:style>
    <style:style style:name="P54" style:family="paragraph" style:parent-style-name="Standard">
      <style:paragraph-properties fo:margin-left="0.5in" fo:margin-right="0in" fo:text-indent="0in" style:auto-text-indent="false"/>
      <style:text-properties officeooo:rsid="00231019" officeooo:paragraph-rsid="003b25ec"/>
    </style:style>
    <style:style style:name="P55" style:family="paragraph" style:parent-style-name="Standard">
      <style:paragraph-properties fo:margin-left="0.5in" fo:margin-right="0in" fo:text-indent="0in" style:auto-text-indent="false"/>
      <style:text-properties officeooo:rsid="002e146a" officeooo:paragraph-rsid="002e146a"/>
    </style:style>
    <style:style style:name="P56" style:family="paragraph" style:parent-style-name="Standard">
      <style:paragraph-properties fo:margin-left="0.5in" fo:margin-right="0in" fo:text-indent="0in" style:auto-text-indent="false"/>
      <style:text-properties officeooo:rsid="002e146a" officeooo:paragraph-rsid="003b25ec"/>
    </style:style>
    <style:style style:name="P57" style:family="paragraph" style:parent-style-name="Standard">
      <style:paragraph-properties fo:margin-left="0.5in" fo:margin-right="0in" fo:text-indent="0in" style:auto-text-indent="false"/>
      <style:text-properties officeooo:rsid="00346dcb" officeooo:paragraph-rsid="002e146a"/>
    </style:style>
    <style:style style:name="P58" style:family="paragraph" style:parent-style-name="Standard">
      <style:paragraph-properties fo:margin-left="0.5in" fo:margin-right="0in" fo:text-indent="0in" style:auto-text-indent="false"/>
      <style:text-properties officeooo:rsid="00346dcb" officeooo:paragraph-rsid="003b25ec"/>
    </style:style>
    <style:style style:name="P59" style:family="paragraph" style:parent-style-name="Standard">
      <style:paragraph-properties fo:margin-left="0.5in" fo:margin-right="0in" fo:text-indent="0in" style:auto-text-indent="false"/>
      <style:text-properties officeooo:rsid="003c344c" officeooo:paragraph-rsid="003c344c"/>
    </style:style>
    <style:style style:name="P60" style:family="paragraph" style:parent-style-name="Standard">
      <style:paragraph-properties fo:margin-left="0.5in" fo:margin-right="0in" fo:text-indent="0in" style:auto-text-indent="false"/>
      <style:text-properties officeooo:rsid="003c344c" officeooo:paragraph-rsid="003d8fae"/>
    </style:style>
    <style:style style:name="P61" style:family="paragraph" style:parent-style-name="Standard">
      <style:paragraph-properties fo:margin-left="0.5in" fo:margin-right="0in" fo:text-indent="0in" style:auto-text-indent="false"/>
      <style:text-properties officeooo:rsid="003d8fae" officeooo:paragraph-rsid="003d8fae"/>
    </style:style>
    <style:style style:name="P62" style:family="paragraph" style:parent-style-name="Standard">
      <style:paragraph-properties fo:margin-left="0.5in" fo:margin-right="0in" fo:text-indent="0in" style:auto-text-indent="false"/>
      <style:text-properties officeooo:rsid="003e55fd" officeooo:paragraph-rsid="003e55fd"/>
    </style:style>
    <style:style style:name="P63" style:family="paragraph" style:parent-style-name="Standard">
      <style:paragraph-properties fo:margin-left="1in" fo:margin-right="0in" fo:text-indent="0in" style:auto-text-indent="false"/>
      <style:text-properties fo:color="#727072" style:font-name="DejaVu Sans Mono" fo:font-size="10pt" fo:font-style="italic" fo:font-weight="normal" officeooo:paragraph-rsid="002550a9" fo:background-color="#2d2a2e" style:font-size-asian="10pt" style:font-size-complex="10pt"/>
    </style:style>
    <style:style style:name="P64" style:family="paragraph" style:parent-style-name="Standard">
      <style:paragraph-properties fo:margin-top="0in" fo:margin-bottom="0.0598in" loext:contextual-spacing="false"/>
      <style:text-properties fo:font-size="16pt" fo:font-weight="bold" officeooo:rsid="001c227a" officeooo:paragraph-rsid="001c227a" style:font-size-asian="16pt" style:font-weight-asian="bold" style:font-size-complex="16pt" style:font-weight-complex="bold"/>
    </style:style>
    <style:style style:name="P65" style:family="paragraph" style:parent-style-name="Standard">
      <style:paragraph-properties fo:margin-left="0in" fo:margin-right="0in" fo:text-indent="0in" style:auto-text-indent="false"/>
      <style:text-properties officeooo:rsid="002e146a" officeooo:paragraph-rsid="00311049"/>
    </style:style>
    <style:style style:name="P66" style:family="paragraph" style:parent-style-name="Standard">
      <style:paragraph-properties fo:margin-left="0in" fo:margin-right="0in" fo:text-indent="0in" style:auto-text-indent="false"/>
      <style:text-properties fo:font-weight="bold" officeooo:rsid="00231019" officeooo:paragraph-rsid="00344dcd" style:font-weight-asian="bold" style:font-weight-complex="bold"/>
    </style:style>
    <style:style style:name="P67" style:family="paragraph" style:parent-style-name="Standard">
      <style:paragraph-properties style:line-height-at-least="0.098in"/>
      <style:text-properties fo:color="#fcfcfa" fo:font-size="10pt" fo:background-color="#2d2a2e" style:font-size-asian="10pt" style:font-size-complex="10pt"/>
    </style:style>
    <style:style style:name="P68" style:family="paragraph" style:parent-style-name="Standard">
      <style:text-properties fo:color="#fcfcfa" style:font-name="DejaVu Sans Mono1" fo:font-size="10pt" officeooo:rsid="001a8777" officeooo:paragraph-rsid="0043d23d" style:font-size-asian="10pt"/>
    </style:style>
    <style:style style:name="P69" style:family="paragraph" style:parent-style-name="Standard" style:list-style-name="L1">
      <style:text-properties officeooo:paragraph-rsid="00231019"/>
    </style:style>
    <style:style style:name="P70" style:family="paragraph" style:parent-style-name="Standard" style:list-style-name="L1">
      <style:text-properties officeooo:rsid="00231019" officeooo:paragraph-rsid="00231019"/>
    </style:style>
    <style:style style:name="P71" style:family="paragraph" style:parent-style-name="Standard" style:list-style-name="L2">
      <style:text-properties officeooo:rsid="00231019" officeooo:paragraph-rsid="00231019"/>
    </style:style>
    <style:style style:name="P72" style:family="paragraph" style:parent-style-name="Standard" style:list-style-name="L3">
      <style:text-properties officeooo:rsid="002d9fce" officeooo:paragraph-rsid="002d9fce"/>
    </style:style>
    <style:style style:name="P73" style:family="paragraph" style:parent-style-name="Standard">
      <style:text-properties fo:color="#ff6188" style:font-name="DejaVu Sans Mono1" fo:font-size="10pt" officeooo:rsid="001a8777" officeooo:paragraph-rsid="0043d23d" style:font-size-asian="10pt"/>
    </style:style>
    <style:style style:name="P74" style:family="paragraph" style:parent-style-name="Standard">
      <style:text-properties fo:color="#ff6188" style:font-name="DejaVu Sans Mono1" fo:font-size="10pt" officeooo:paragraph-rsid="0043d23d" style:font-size-asian="10pt"/>
    </style:style>
    <style:style style:name="P75" style:family="paragraph" style:parent-style-name="Standard">
      <style:text-properties officeooo:paragraph-rsid="0043d23d"/>
    </style:style>
    <style:style style:name="P76" style:family="paragraph" style:parent-style-name="Standard">
      <style:paragraph-properties fo:margin-left="0.5in" fo:margin-right="0in" style:line-height-at-least="0.098in" fo:text-indent="0in" style:auto-text-indent="false"/>
      <style:text-properties fo:color="#939293" style:font-name="DejaVu Sans Mono" fo:font-size="10pt" fo:font-weight="normal" officeooo:paragraph-rsid="002550a9" fo:background-color="#2d2a2e" style:font-size-asian="10pt" style:font-size-complex="10pt"/>
    </style:style>
    <style:style style:name="P77" style:family="paragraph" style:parent-style-name="Standard">
      <style:paragraph-properties fo:margin-left="0.5in" fo:margin-right="0in" fo:text-indent="0in" style:auto-text-indent="false"/>
      <style:text-properties fo:font-size="10pt" officeooo:rsid="0024b26c" officeooo:paragraph-rsid="0024b26c" style:font-size-asian="10pt" style:font-size-complex="10pt"/>
    </style:style>
    <style:style style:name="P78" style:family="paragraph" style:parent-style-name="Standard">
      <style:paragraph-properties fo:margin-left="0.5in" fo:margin-right="0in" fo:text-indent="0in" style:auto-text-indent="false"/>
      <style:text-properties officeooo:paragraph-rsid="0024b26c"/>
    </style:style>
    <style:style style:name="P79" style:family="paragraph" style:parent-style-name="Standard">
      <style:paragraph-properties fo:margin-left="0in" fo:margin-right="0in" fo:text-indent="0in" style:auto-text-indent="false"/>
      <style:text-properties fo:font-size="10pt" officeooo:rsid="001c227a" officeooo:paragraph-rsid="0043d23d" style:font-size-asian="10pt" style:font-size-complex="10pt"/>
    </style:style>
    <style:style style:name="P80" style:family="paragraph">
      <loext:graphic-properties draw:fill-color="#2a2a2e"/>
      <style:paragraph-properties fo:text-align="center"/>
    </style:style>
    <style:style style:name="P81" style:family="paragraph">
      <style:paragraph-properties fo:margin-left="0in" fo:margin-right="0in" fo:text-indent="0in"/>
    </style:style>
    <style:style style:name="P82" style:family="paragraph">
      <style:paragraph-properties style:line-height-at-least="0.098in"/>
    </style:style>
    <style:style style:name="P83" style:family="paragraph">
      <loext:graphic-properties draw:fill="none" draw:fill-color="#ffffff"/>
      <style:paragraph-properties fo:margin-left="0in" fo:margin-right="0in" fo:text-indent="0in"/>
      <style:text-properties fo:font-size="10pt" style:font-size-asian="10pt" style:font-size-complex="10pt"/>
    </style:style>
    <style:style style:name="P84" style:family="paragraph">
      <style:paragraph-properties fo:text-align="center"/>
    </style:style>
    <style:style style:name="T1" style:family="text">
      <style:text-properties fo:font-style="italic" officeooo:rsid="002099fb"/>
    </style:style>
    <style:style style:name="T2" style:family="text">
      <style:text-properties fo:font-style="italic" officeooo:rsid="0021f0cb" style:font-style-asian="italic" style:font-style-complex="italic"/>
    </style:style>
    <style:style style:name="T3" style:family="text">
      <style:text-properties fo:font-style="italic" officeooo:rsid="002099fb" style:font-style-asian="italic" style:font-style-complex="italic"/>
    </style:style>
    <style:style style:name="T4" style:family="text">
      <style:text-properties style:font-name="DejaVu Sans Mono" fo:font-weight="normal"/>
    </style:style>
    <style:style style:name="T5" style:family="text">
      <style:text-properties style:font-name="DejaVu Sans Mono" fo:font-weight="normal" officeooo:rsid="003d8fae"/>
    </style:style>
    <style:style style:name="T6" style:family="text">
      <style:text-properties fo:color="#fcfcfa" style:font-name="DejaVu Sans Mono1" fo:font-size="10pt" style:font-size-asian="10pt"/>
    </style:style>
    <style:style style:name="T7" style:family="text">
      <style:text-properties fo:color="#ff6188"/>
    </style:style>
    <style:style style:name="T8" style:family="text">
      <style:text-properties fo:color="#ff6188" style:font-name="DejaVu Sans Mono" fo:font-weight="normal"/>
    </style:style>
    <style:style style:name="T9" style:family="text">
      <style:text-properties fo:color="#ff6188" style:font-name="DejaVu Sans Mono" fo:font-style="italic" fo:font-weight="normal"/>
    </style:style>
    <style:style style:name="T10" style:family="text">
      <style:text-properties fo:color="#ff6188" fo:font-style="italic"/>
    </style:style>
    <style:style style:name="T11" style:family="text">
      <style:text-properties fo:color="#ff6188" style:font-name="DejaVu Sans Mono1" fo:font-size="10pt" style:font-size-asian="10pt"/>
    </style:style>
    <style:style style:name="T12" style:family="text">
      <style:text-properties fo:color="#ff6188" style:font-name="DejaVu Sans Mono1" fo:font-size="10pt" officeooo:rsid="001a8777" style:font-size-asian="10pt"/>
    </style:style>
    <style:style style:name="T13" style:family="text">
      <style:text-properties fo:color="#78dce8" style:font-name="DejaVu Sans Mono" fo:font-style="italic" fo:font-weight="normal"/>
    </style:style>
    <style:style style:name="T14" style:family="text">
      <style:text-properties fo:color="#78dce8" fo:font-style="italic"/>
    </style:style>
    <style:style style:name="T15" style:family="text">
      <style:text-properties fo:color="#78dce8" style:font-name="DejaVu Sans Mono1" fo:font-size="10pt" fo:font-style="italic" style:font-size-asian="10pt" style:font-style-asian="italic"/>
    </style:style>
    <style:style style:name="T16" style:family="text">
      <style:text-properties fo:color="#939293"/>
    </style:style>
    <style:style style:name="T17" style:family="text">
      <style:text-properties fo:color="#939293" style:font-name="DejaVu Sans Mono" fo:font-weight="normal"/>
    </style:style>
    <style:style style:name="T18" style:family="text">
      <style:text-properties fo:color="#a9dc76"/>
    </style:style>
    <style:style style:name="T19" style:family="text">
      <style:text-properties fo:color="#a9dc76" style:font-name="DejaVu Sans Mono" fo:font-weight="normal"/>
    </style:style>
    <style:style style:name="T20" style:family="text">
      <style:text-properties fo:color="#a9dc76" style:font-name="DejaVu Sans Mono" fo:font-weight="normal" officeooo:rsid="002550a9"/>
    </style:style>
    <style:style style:name="T21" style:family="text">
      <style:text-properties officeooo:rsid="001c227a"/>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099fb"/>
    </style:style>
    <style:style style:name="T24" style:family="text">
      <style:text-properties officeooo:rsid="002099fb"/>
    </style:style>
    <style:style style:name="T25" style:family="text">
      <style:text-properties officeooo:rsid="0021f0cb"/>
    </style:style>
    <style:style style:name="T26" style:family="text">
      <style:text-properties fo:font-weight="bold" style:font-weight-asian="bold" style:font-weight-complex="bold"/>
    </style:style>
    <style:style style:name="T27" style:family="text">
      <style:text-properties fo:font-weight="bold" officeooo:rsid="0021f0cb" style:font-weight-asian="bold" style:font-weight-complex="bold"/>
    </style:style>
    <style:style style:name="T28" style:family="text">
      <style:text-properties fo:font-weight="bold" officeooo:rsid="00231019" style:font-weight-asian="bold" style:font-weight-complex="bold"/>
    </style:style>
    <style:style style:name="T29" style:family="text">
      <style:text-properties fo:font-size="16pt" fo:font-weight="bold" officeooo:rsid="001c227a" style:font-size-asian="16pt" style:font-weight-asian="bold" style:font-size-complex="16pt" style:font-weight-complex="bold"/>
    </style:style>
    <style:style style:name="T30" style:family="text">
      <style:text-properties fo:color="#ffd866" style:font-name="DejaVu Sans Mono" fo:font-weight="normal"/>
    </style:style>
    <style:style style:name="T31" style:family="text">
      <style:text-properties officeooo:rsid="00231019"/>
    </style:style>
    <style:style style:name="T32" style:family="text">
      <style:text-properties style:font-name="DejaVu Sans Mono2" fo:font-size="10pt" style:font-size-asian="10pt" style:font-size-complex="10pt"/>
    </style:style>
    <style:style style:name="T33" style:family="text">
      <style:text-properties style:font-name="DejaVu Sans Mono2" fo:font-size="10pt" officeooo:rsid="002e146a" style:font-size-asian="10pt" style:font-size-complex="10pt"/>
    </style:style>
    <style:style style:name="T34" style:family="text">
      <style:text-properties style:font-name="DejaVu Sans Mono2" fo:font-size="10pt" officeooo:rsid="00238925" style:font-size-asian="10pt" style:font-size-complex="10pt"/>
    </style:style>
    <style:style style:name="T35" style:family="text">
      <style:text-properties style:font-name="DejaVu Sans Mono2" fo:font-size="10pt" officeooo:rsid="003d8fae" style:font-size-asian="10pt" style:font-size-complex="10pt"/>
    </style:style>
    <style:style style:name="T36" style:family="text">
      <style:text-properties fo:color="#727072" style:font-name="DejaVu Sans Mono" fo:font-style="italic" fo:font-weight="normal"/>
    </style:style>
    <style:style style:name="T37" style:family="text">
      <style:text-properties fo:color="#727072" style:font-name="DejaVu Sans Mono" fo:font-style="italic" fo:font-weight="normal" officeooo:rsid="003d8fae"/>
    </style:style>
    <style:style style:name="T38" style:family="text">
      <style:text-properties officeooo:rsid="0024b26c"/>
    </style:style>
    <style:style style:name="T39" style:family="text">
      <style:text-properties officeooo:rsid="002e146a"/>
    </style:style>
    <style:style style:name="T40" style:family="text">
      <style:text-properties officeooo:rsid="00238925"/>
    </style:style>
    <style:style style:name="T41" style:family="text">
      <style:text-properties fo:color="#ab9df2" style:font-name="DejaVu Sans Mono" fo:font-weight="normal"/>
    </style:style>
    <style:style style:name="T42" style:family="text">
      <style:text-properties officeooo:rsid="003d8fae"/>
    </style:style>
    <style:style style:name="T43" style:family="text">
      <style:text-properties officeooo:rsid="00409d5f"/>
    </style:style>
    <style:style style:name="T44" style:family="text">
      <style:text-properties officeooo:rsid="0043d23d"/>
    </style:style>
    <style:style style:name="T45" style:family="text">
      <style:text-properties fo:color="#78dce8" style:font-name="DejaVu Sans Mono3" fo:font-size="10pt" fo:font-style="italic" style:font-size-asian="10pt" style:font-style-asian="italic" style:font-size-complex="10pt" style:font-style-complex="italic"/>
    </style:style>
    <style:style style:name="T46" style:family="text">
      <style:text-properties fo:color="#fcfcfa" style:font-name="DejaVu Sans Mono3" fo:font-size="10pt" style:font-size-asian="10pt" style:font-size-complex="10pt"/>
    </style:style>
    <style:style style:name="T47" style:family="text">
      <style:text-properties fo:color="#a9dc76" style:font-name="DejaVu Sans Mono3" fo:font-size="10pt" style:font-size-asian="10pt" style:font-size-complex="10pt"/>
    </style:style>
    <style:style style:name="T48" style:family="text">
      <style:text-properties fo:color="#939293" style:font-name="DejaVu Sans Mono3" fo:font-size="10pt" style:font-size-asian="10pt" style:font-size-complex="10pt"/>
    </style:style>
    <style:style style:name="T49" style:family="text">
      <style:text-properties fo:color="#ff6188" style:font-name="DejaVu Sans Mono3" fo:font-size="10pt" style:font-size-asian="10pt" style:font-size-complex="10pt"/>
    </style:style>
    <style:style style:name="T50" style:family="text">
      <style:text-properties fo:color="#ffd866" style:font-name="DejaVu Sans Mono3" fo:font-size="10pt" style:font-size-asian="10pt" style:font-size-complex="10pt"/>
    </style:style>
    <style:style style:name="T51" style:family="text">
      <style:text-properties fo:color="#727072" style:font-name="DejaVu Sans Mono3" fo:font-size="10pt" fo:font-style="italic"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2a2a2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25in" fo:min-width="2.1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 typecasting</text:p>
      <text:p text:style-name="P6"><text:span text:style-name="T21">dynamic_cast<text:tab/><text:tab/>C</text:span>an only be used with pointers and references to classes</text:p>
      <text:p text:style-name="P15"><text:tab/><text:tab/><text:tab/>(or with <text:span text:style-name="Source_20_Text">void*</text:span>). <text:span text:style-name="T24">Can perform both </text:span><text:span text:style-name="T3">upcasts</text:span><text:span text:style-name="T24"> and </text:span><text:span text:style-name="T3">downcasts</text:span><text:span text:style-name="T24">.<text:line-break/><text:tab/><text:tab/><text:tab/>Downcasts </text:span><text:span text:style-name="T23">if and only if</text:span><text:span text:style-name="T24"> </text:span>the pointed object is a valid complete object</text:p>
      <text:p text:style-name="P15"><text:tab/><text:tab/><text:tab/>of the target type.</text:p>
      <text:p text:style-name="P2"/>
      <text:p text:style-name="P15"><text:span text:style-name="T21">static_cast<text:tab/><text:tab/>C</text:span>an perform conversions between pointers to related classes,</text:p>
      <text:p text:style-name="P15"><text:span text:style-name="T25"><text:tab/><text:tab/><text:tab/>both </text:span><text:span text:style-name="T2">upcasts</text:span><text:span text:style-name="T25"> and </text:span><text:span text:style-name="T2">downcasts</text:span><text:span text:style-name="T25">. </text:span><text:span text:style-name="T27">BUT</text:span><text:span text:style-name="T25"> there are no runtime checks.</text:span></text:p>
      <text:p text:style-name="P1"/>
      <text:p text:style-name="P6"><text:span text:style-name="T24">reinterpret_cast<text:tab/>C</text:span>onverts any pointer type to any other pointer type,</text:p>
      <text:p text:style-name="P6"><text:tab/><text:tab/><text:tab/>even of unrelated classes. It can also cast pointers to or from integer types</text:p>
      <text:p text:style-name="P6"/>
      <text:p text:style-name="P15"><text:span text:style-name="T24">const_cast<text:tab/><text:tab/></text:span>This type of casting manipulates the <text:span text:style-name="T26">constness</text:span> of the object pointed by a </text:p>
      <text:p text:style-name="P15"><text:tab/><text:tab/><text:tab/>pointer, either to be set or to be removed. For example, in order to pass a</text:p>
      <text:p text:style-name="P15"><text:tab/><text:tab/><text:tab/>const pointer to a function that expects a non-const argument:</text:p>
      <text:p text:style-name="P6"/>
      <text:p text:style-name="P15"><text:span text:style-name="T2">upcast</text:span><text:span text:style-name="T25"><text:tab/><text:tab/></text:span>from pointer-to-derived to pointer-to-base</text:p>
      <text:p text:style-name="P15"><text:span text:style-name="T1">downcasts<text:tab/></text:span><text:span text:style-name="T24">from pointer-to-base to pointer-to-derived</text:span></text:p>
      <text:p text:style-name="P3"/>
      <text:p text:style-name="P3">src: <text:a xlink:type="simple" xlink:href="http://www.cplusplus.com/doc/tutorial/typecasting/" text:style-name="Internet_20_link" text:visited-style-name="Visited_20_Internet_20_Link">http://www.cplusplus.com/doc/tutorial/typecasting/</text:a><text:line-break/><text:span text:style-name="T25">(much of these descriptions are exact copies of the text @ that link)</text:span></text:p>
      <text:p text:style-name="P24"/>
      <text:p text:style-name="P24"><text:line-break/><text:span text:style-name="T29">Pointers and references and stuff like that</text:span></text:p>
      <text:p text:style-name="P10">c++ smart pointers</text:p>
      <text:p text:style-name="P17"><text:span text:style-name="T40">various mechanisms that function similarly to pointers from C, but have additional mechanisms to manage resource ownership. Smart pointers are designed to free resources when the pointer falls out of scope. This is different from C pointers which must be manually </text:span><text:span text:style-name="T33">free()</text:span><text:span text:style-name="T40">’d.</text:span></text:p>
      <text:p text:style-name="P12"/>
      <text:p text:style-name="P11"><text:span text:style-name="T22">pointer type</text:span><text:tab/><text:tab/><text:span text:style-name="T22">creation function</text:span><text:tab/><text:tab/><text:span text:style-name="T22">short description</text:span></text:p>
      <text:p text:style-name="P12"/>
      <text:p text:style-name="P13"><text:span text:style-name="T32">unique_ptr&lt;T&gt;<text:tab/></text:span><text:span text:style-name="T33">make_unique&lt;T&gt;()<text:tab/></text:span><text:span text:style-name="T39"><text:tab/>There can only be one. Can be moved to a new </text:span></text:p>
      <text:p text:style-name="P65"><text:tab/><text:tab/><text:tab/><text:tab/><text:tab/><text:tab/><text:tab/>variable, or a new memory location, but only one</text:p>
      <text:p text:style-name="P65"><text:tab/><text:tab/><text:tab/><text:tab/><text:tab/><text:tab/><text:tab/>may exist at a time.</text:p>
      <text:p text:style-name="P12"/>
      <text:p text:style-name="P13"><text:span text:style-name="T32">shared_ptr&lt;T&gt;<text:tab/></text:span><text:span text:style-name="T33">make_shared&lt;T&gt;()<text:tab/></text:span><text:span text:style-name="T39"><text:tab/>Increments count on new creation.<text:line-break/><text:tab/><text:tab/><text:tab/><text:tab/><text:tab/><text:tab/><text:tab/>Decrements when destroyed (thread safe)<text:line-break/><text:tab/><text:tab/><text:tab/><text:tab/><text:tab/><text:tab/><text:tab/>Frees resource when the last pointer is destroyed.</text:span></text:p>
      <text:p text:style-name="P13"/>
      <text:p text:style-name="P18"><text:span text:style-name="T34">weak_ptr&lt;T&gt;</text:span><text:span text:style-name="T40"><text:tab/><text:tab/><text:tab/>[ <text:s/>n/a <text:s/>]<text:tab/><text:tab/><text:tab/></text:span>can only create a weak_ptr out of a shared_ptr</text:p>
      <text:p text:style-name="P18"><text:tab/><text:tab/><text:tab/><text:tab/><text:tab/><text:tab/><text:tab/>or another weak_ptr</text:p>
      <text:p text:style-name="P21"/>
      <text:p text:style-name="P21"/>
      <text:p text:style-name="P21"/>
      <text:p text:style-name="P21"/>
      <text:p text:style-name="P21"/>
      <text:p text:style-name="P21"/>
      <text:p text:style-name="P21"/>
      <text:p text:style-name="P23"><draw:rect text:anchor-type="paragraph" draw:z-index="0" draw:name="Shape1" draw:style-name="gr1" draw:text-style-name="P80" svg:width="7.6969in" svg:height="3.1406in" svg:x="0.0008in" svg:y="0.4008in"><text:p/></draw:rect><text:soft-page-break/>C++ Smart Pointer Example</text:p>
      <text:p text:style-name="P21"/>
      <text:p text:style-name="P21"/>
      <text:p text:style-name="P20"><text:s/>// <text:span text:style-name="T42">Wrap existing data with a smart pointer like this:</text:span></text:p>
      <text:p text:style-name="P35">   <text:span text:style-name="T4">unique_ptr</text:span><text:span text:style-name="T8">&lt;</text:span><text:span text:style-name="T4">Song</text:span><text:span text:style-name="T8">&gt;</text:span><text:span text:style-name="T4"> </text:span><text:span text:style-name="T19">song1</text:span><text:span text:style-name="T17">(</text:span><text:span text:style-name="T8">new</text:span><text:span text:style-name="T19"> Song</text:span><text:span text:style-name="T17">(L"</text:span><text:span text:style-name="T30">Nothing on You</text:span><text:span text:style-name="T17">",</text:span><text:span text:style-name="T19"> </text:span><text:span text:style-name="T17">L"</text:span><text:span text:style-name="T30">Bruno Mars</text:span><text:span text:style-name="T17">"));</text:span></text:p>
      <text:p text:style-name="P35"><text:span text:style-name="T16">   </text:span><text:span text:style-name="T36">// (this </text:span><text:span text:style-name="T37">way works too</text:span><text:span text:style-name="T36">)</text:span></text:p>
      <text:p text:style-name="P35">   <text:span text:style-name="T4">Song</text:span><text:span text:style-name="T8">*</text:span><text:span text:style-name="T4"> s </text:span><text:span text:style-name="T8">=</text:span><text:span text:style-name="T4"> </text:span><text:span text:style-name="T8">new</text:span><text:span text:style-name="T4"> </text:span><text:span text:style-name="T19">Song</text:span><text:span text:style-name="T17">(L"</text:span><text:span text:style-name="T30">Nothing on You</text:span><text:span text:style-name="T17">",</text:span><text:span text:style-name="T19"> </text:span><text:span text:style-name="T17">L"</text:span><text:span text:style-name="T30">Bruno Mars</text:span><text:span text:style-name="T17">")</text:span></text:p>
      <text:p text:style-name="P35">   <text:span text:style-name="T4">unique_ptr</text:span><text:span text:style-name="T8">&lt;</text:span><text:span text:style-name="T4">Song</text:span><text:span text:style-name="T8">&gt;</text:span><text:span text:style-name="T4"> </text:span><text:span text:style-name="T19">song2</text:span><text:span text:style-name="T17">(</text:span><text:span text:style-name="T19">s</text:span><text:span text:style-name="T17">);</text:span></text:p>
      <text:p text:style-name="P35">   </text:p>
      <text:p text:style-name="P35"><text:span text:style-name="T16">   </text:span><text:span text:style-name="T36">// </text:span><text:span text:style-name="T37">W</text:span><text:span text:style-name="T36">rap new data by passing any constructor arguments to the creation function.</text:span></text:p>
      <text:p text:style-name="P35">   <text:span text:style-name="T13">auto</text:span><text:span text:style-name="T4"> p2 </text:span><text:span text:style-name="T8">=</text:span><text:span text:style-name="T4"> make_unique</text:span><text:span text:style-name="T8">&lt;</text:span><text:span text:style-name="T4">Animal</text:span><text:span text:style-name="T8">&gt;</text:span><text:span text:style-name="T17">(L"</text:span><text:span text:style-name="T30">Felis</text:span><text:span text:style-name="T17">",</text:span><text:span text:style-name="T4"> </text:span><text:span text:style-name="T17">L"</text:span><text:span text:style-name="T30">Catus</text:span><text:span text:style-name="T17">",</text:span><text:span text:style-name="T4"> </text:span><text:span text:style-name="T41">12</text:span><text:span text:style-name="T17">,</text:span><text:span text:style-name="T4"> </text:span><text:span text:style-name="T41">16.5</text:span><text:span text:style-name="T17">);</text:span></text:p>
      <text:p text:style-name="P35"><text:span text:style-name="T16">   </text:span><text:span text:style-name="T36">// same logic, explicit type declaration</text:span></text:p>
      <text:p text:style-name="P35">   <text:span text:style-name="T4">unique_ptr</text:span><text:span text:style-name="T8">&lt;</text:span><text:span text:style-name="T5">Animal</text:span><text:span text:style-name="T8">&gt;</text:span><text:span text:style-name="T4"> p3 </text:span><text:span text:style-name="T8">=</text:span><text:span text:style-name="T4"> make_unique</text:span><text:span text:style-name="T8">&lt;</text:span><text:span text:style-name="T4">Animal</text:span><text:span text:style-name="T8">&gt;</text:span><text:span text:style-name="T17">(L"</text:span><text:span text:style-name="T30">Felis</text:span><text:span text:style-name="T17">",</text:span><text:span text:style-name="T4"> </text:span><text:span text:style-name="T17">L"</text:span><text:span text:style-name="T30">Catus</text:span><text:span text:style-name="T17">",</text:span><text:span text:style-name="T4"> </text:span><text:span text:style-name="T41">12</text:span><text:span text:style-name="T17">,</text:span><text:span text:style-name="T4"> </text:span><text:span text:style-name="T41">16.5</text:span><text:span text:style-name="T17">);</text:span></text:p>
      <text:p text:style-name="P35">   </text:p>
      <text:p text:style-name="P35"><text:span text:style-name="T16">   </text:span><text:span text:style-name="T36">// access the underlying raw pointer</text:span></text:p>
      <text:p text:style-name="P35">   <text:span text:style-name="T4">p3</text:span><text:span text:style-name="T17">.</text:span><text:span text:style-name="T19">get</text:span><text:span text:style-name="T17">();</text:span></text:p>
      <text:p text:style-name="P35">   </text:p>
      <text:p text:style-name="P35"><text:span text:style-name="T16">   </text:span><text:span text:style-name="T36">// (normally just use the -&gt; operator on the smart pointer)</text:span></text:p>
      <text:p text:style-name="P35"><text:span text:style-name="T16">   </text:span><text:span text:style-name="T36">// Calling member function 'foo()' defined on class Animal</text:span></text:p>
      <text:p text:style-name="P35">   <text:span text:style-name="T4">p3</text:span><text:span text:style-name="T17">-&gt;</text:span><text:span text:style-name="T19">foo</text:span><text:span text:style-name="T17">();</text:span></text:p>
      <text:p text:style-name="P22"/>
      <text:p text:style-name="P14"/>
      <text:p text:style-name="P19">Sources</text:p>
      <text:p text:style-name="P56"><text:a xlink:type="simple" xlink:href="https://stackoverflow.com/questions/19140172/creating-weak-ptr-from-raw-pointer" text:style-name="Internet_20_link" text:visited-style-name="Visited_20_Internet_20_Link">https://stackoverflow.com/questions/19140172/creating-weak-ptr-from-raw-pointer</text:a></text:p>
      <text:p text:style-name="P54">can only create a <text:span text:style-name="T32">weak_ptr</text:span> out of a <text:span text:style-name="T32">shared_ptr</text:span> or another <text:span text:style-name="T32">weak_ptr<text:line-break/></text:span><text:line-break/><text:a xlink:type="simple" xlink:href="https://stackoverflow.com/questions/19140172/creating-weak-ptr-from-raw-pointer" text:style-name="Internet_20_link" text:visited-style-name="Visited_20_Internet_20_Link"><text:span text:style-name="T39">https://stackoverflow.com/questions/19140172/creating-weak-ptr-from-raw-pointer</text:span></text:a></text:p>
      <text:p text:style-name="P56">(if you try to copy a shared_ptr into a variable for a weak_ptr, that makes a new weak_ptr)</text:p>
      <text:p text:style-name="P56"/>
      <text:p text:style-name="P58"><text:a xlink:type="simple" xlink:href="https://msdn.microsoft.com/en-us/library/hh279674.aspx" text:style-name="Internet_20_link" text:visited-style-name="Visited_20_Internet_20_Link">https://msdn.microsoft.com/en-us/library/hh279674.aspx</text:a></text:p>
      <text:p text:style-name="P58">You can pass a raw pointer to the constructor of the smart pointer to make a smart pointer.</text:p>
      <text:p text:style-name="P58"/>
      <text:p text:style-name="P59"><text:a xlink:type="simple" xlink:href="https://msdn.microsoft.com/en-us/library/dn439780(v=vs.120).aspx" text:style-name="Internet_20_link" text:visited-style-name="Visited_20_Internet_20_Link">https://msdn.microsoft.com/en-us/library/dn439780(v=vs.120).aspx</text:a></text:p>
      <text:p text:style-name="P58">If you use <text:span text:style-name="T32">make_unique&lt;T&gt;() </text:span>etc instead, you will create new data, rather than pointing at existing data.</text:p>
      <text:p text:style-name="P58"/>
      <text:p text:style-name="P58"/>
      <text:p text:style-name="P60"><text:a xlink:type="simple" xlink:href="http://en.cppreference.com/w/cpp/memory/shared_ptr" text:style-name="Internet_20_link" text:visited-style-name="Visited_20_Internet_20_Link">http://en.cppreference.com/w/cpp/memory/shared_ptr</text:a><text:tab/><text:tab/><text:span text:style-name="T42">note about </text:span><text:span text:style-name="T35">get()</text:span><text:span text:style-name="T42"> method</text:span></text:p>
      <text:p text:style-name="P61"><text:a xlink:type="simple" xlink:href="http://en.cppreference.com/w/cpp/memory/unique_ptr" text:style-name="Internet_20_link" text:visited-style-name="Visited_20_Internet_20_Link">http://en.cppreference.com/w/cpp/memory/unique_ptr</text:a></text:p>
      <text:p text:style-name="P61"><text:a xlink:type="simple" xlink:href="http://en.cppreference.com/w/cpp/memory/weak_ptr" text:style-name="Internet_20_link" text:visited-style-name="Visited_20_Internet_20_Link">http://en.cppreference.com/w/cpp/memory/weak_ptr</text:a></text:p>
      <text:p text:style-name="P61"><text:a xlink:type="simple" xlink:href="http://en.cppreference.com/w/cpp/memory/weak_ptr" text:style-name="Internet_20_link" text:visited-style-name="Visited_20_Internet_20_Link"/></text:p>
      <text:p text:style-name="P61"/>
      <text:p text:style-name="P61"><text:a xlink:type="simple" xlink:href="https://stackoverflow.com/questions/106508/what-is-a-smart-pointer-and-when-should-i-use-one" text:style-name="Internet_20_link" text:visited-style-name="Visited_20_Internet_20_Link">https://stackoverflow.com/questions/106508/what-is-a-smart-pointer-and-when-should-i-use-one</text:a></text:p>
      <text:p text:style-name="P61"/>
      <text:p text:style-name="P61"/>
      <text:p text:style-name="P62"><text:a xlink:type="simple" xlink:href="https://stackoverflow.com/questions/106508/what-is-a-smart-pointer-and-when-should-i-use-one" text:style-name="Internet_20_link" text:visited-style-name="Visited_20_Internet_20_Link">https://stackoverflow.com/questions/106508/what-is-a-smart-pointer-and-when-should-i-use-one</text:a></text:p>
      <text:p text:style-name="P62">^ This thread not referenced here, but it is interesting.</text:p>
      <text:p text:style-name="P62">Shows the C-extension API calls that would be need to be made to fully wrap a C++ object.<text:line-break/>Rice should take care of all of this with template magic, which makes life easier.</text:p>
      <text:p text:style-name="P25"><text:span text:style-name="T26">ofParameter</text:span><text:span text:style-name="T28">&lt;T&gt;</text:span></text:p>
      <text:list xml:id="list5471330599309057863" text:style-name="L1">
        <text:list-item>
          <text:p text:style-name="P69"><text:a xlink:type="simple" xlink:href="http://openframeworks.cc/documentation/types/ofParameter/#show_addListener" text:style-name="Internet_20_link" text:visited-style-name="Visited_20_Internet_20_Link">addListener()</text:a> </text:p>
        </text:list-item>
        <text:list-item>
          <text:p text:style-name="P69"><text:a xlink:type="simple" xlink:href="http://openframeworks.cc/documentation/types/ofParameter/#show_disableEvents" text:style-name="Internet_20_link" text:visited-style-name="Visited_20_Internet_20_Link">disableEvents()</text:a></text:p>
        </text:list-item>
        <text:list-item>
          <text:p text:style-name="P69"><text:a xlink:type="simple" xlink:href="http://openframeworks.cc/documentation/types/ofParameter/#show_enableEvents" text:style-name="Internet_20_link" text:visited-style-name="Visited_20_Internet_20_Link">enableEvents()</text:a> </text:p>
        </text:list-item>
        <text:list-item>
          <text:p text:style-name="P70">get()</text:p>
        </text:list-item>
      </text:list>
      <text:p text:style-name="P8">kinda like a smart pointer</text:p>
      <text:p text:style-name="P8">used by ofxGui</text:p>
      <text:p text:style-name="P8">can access the internal value using the get() member function (get a const out)</text:p>
      <text:p text:style-name="P8">or you can call member functions on the bound data thanks to the <text:span text:style-name="T32">-&gt;</text:span> operator</text:p>
      <text:p text:style-name="P8"/>
      <text:p text:style-name="P8">Key points</text:p>
      <text:list xml:id="list4896734032163491134" text:style-name="L2">
        <text:list-item>
          <text:p text:style-name="P71">Events can be registered, that will fire when the value of the parameter changes.</text:p>
        </text:list-item>
        <text:list-item>
          <text:p text:style-name="P71">Can establish limits on ofParameter to restrict the min / max value.</text:p>
        </text:list-item>
        <text:list-item>
          <text:p text:style-name="P71">Inside openFrameworks, a ofParameter can be provided as the argument to functions, as if it were the type it contains (I assume smart-pointers work like this too?)</text:p>
        </text:list-item>
      </text:list>
      <text:p text:style-name="P8"/>
      <text:p text:style-name="P9">Rice::Data_Object&lt;T&gt;</text:p>
      <text:p text:style-name="P7"/>
      <table:table table:name="Table1" table:style-name="Table1">
        <table:table-column table:style-name="Table1.A"/>
        <table:table-column table:style-name="Table1.B"/>
        <table:table-row>
          <table:table-cell table:style-name="Table1.A1" office:value-type="string">
            <text:p text:style-name="Table_20_Contents"><text:a xlink:type="simple" xlink:href="http://jasonroelofs.github.io/rice/classRice_1_1Builtin__Object.html" office:target-frame-name="_self" xlink:show="replace" text:style-name="Internet_20_link" text:visited-style-name="Visited_20_Internet_20_Link">Rice::Builtin_Object&lt; Builtin_Type &gt;</text:a></text:p>
          </table:table-cell>
          <table:table-cell table:style-name="Table1.A1" office:value-type="string">
            <text:p text:style-name="Table_20_Contents">A smartpointer-like wrapper for Ruby builtin objects <text:bookmark text:name="row_12_5_"/></text:p>
          </table:table-cell>
        </table:table-row>
        <table:table-row>
          <table:table-cell table:style-name="Table1.A1" office:value-type="string">
            <text:p text:style-name="Table_20_Contents"><text:a xlink:type="simple" xlink:href="http://jasonroelofs.github.io/rice/classRice_1_1Data__Object.html" office:target-frame-name="_self" xlink:show="replace" text:style-name="Internet_20_link" text:visited-style-name="Visited_20_Internet_20_Link">Rice::Data_Object&lt; T &gt;</text:a></text:p>
          </table:table-cell>
          <table:table-cell table:style-name="Table1.A1" office:value-type="string">
            <text:p text:style-name="Table_20_Contents">A smartpointer-like wrapper for Ruby data objects </text:p>
          </table:table-cell>
        </table:table-row>
      </table:table>
      <text:p text:style-name="P4"/>
      <text:p text:style-name="P4"><draw:frame text:anchor-type="paragraph" draw:z-index="8" draw:name="Shape3" draw:style-name="gr2" draw:text-style-name="P83" svg:width="4.1512in" svg:height="1.865in" svg:x="0.1492in" svg:y="0.0598in"><draw:text-box><text:p text:style-name="P81"><text:span text:style-name="T45">class</text:span><text:span text:style-name="T46"> </text:span><text:span text:style-name="T47">Foo</text:span><text:span text:style-name="T46"> </text:span><text:span text:style-name="T48">{</text:span><text:span text:style-name="T46"> </text:span><text:span text:style-name="T48">};</text:span></text:p><text:p text:style-name="P82"><text:span text:style-name="T46">...</text:span></text:p><text:p text:style-name="P82"><text:span text:style-name="T46">Data_Type</text:span><text:span text:style-name="T49">&lt;</text:span><text:span text:style-name="T46">Foo</text:span><text:span text:style-name="T49">&gt;</text:span><text:span text:style-name="T46"> rb_cFoo </text:span><text:span text:style-name="T49">=</text:span><text:span text:style-name="T46"> </text:span><text:span text:style-name="T47">define_class</text:span><text:span text:style-name="T48">("</text:span><text:span text:style-name="T50">Foo</text:span><text:span text:style-name="T48">");</text:span></text:p><text:p text:style-name="P82"><text:span text:style-name="T46">...</text:span></text:p><text:p text:style-name="P82"><text:span text:style-name="T51">// Wrap:</text:span></text:p><text:p text:style-name="P82"><text:span text:style-name="T46">Data_Object</text:span><text:span text:style-name="T49">&lt;</text:span><text:span text:style-name="T46">Foo</text:span><text:span text:style-name="T49">&gt;</text:span><text:span text:style-name="T46"> </text:span><text:span text:style-name="T47">foo1</text:span><text:span text:style-name="T48">(</text:span><text:span text:style-name="T49">new</text:span><text:span text:style-name="T46"> Foo</text:span><text:span text:style-name="T48">);</text:span></text:p><text:p text:style-name="P82"><text:span text:style-name="T51">// Get value to return:</text:span></text:p><text:p text:style-name="P82"><text:span text:style-name="T46">VALUE v </text:span><text:span text:style-name="T49">=</text:span><text:span text:style-name="T46"> foo1.</text:span><text:span text:style-name="T47">value</text:span><text:span text:style-name="T48">()</text:span></text:p><text:p text:style-name="P82"><text:span text:style-name="T51">// Unwrap:</text:span></text:p><text:p text:style-name="P82"><text:span text:style-name="T46">Data_Object</text:span><text:span text:style-name="T49">&lt;</text:span><text:span text:style-name="T46">Foo</text:span><text:span text:style-name="T49">&gt;</text:span><text:span text:style-name="T46"> </text:span><text:span text:style-name="T47">foo2</text:span><text:span text:style-name="T48">(</text:span><text:span text:style-name="T46">v</text:span><text:span text:style-name="T48">,</text:span><text:span text:style-name="T46"> rb_cFoo</text:span><text:span text:style-name="T48">);</text:span></text:p></draw:text-box></draw:frame><draw:rect text:anchor-type="paragraph" draw:z-index="7" draw:name="Shape1" draw:style-name="gr1" draw:text-style-name="P80" svg:width="7.674in" svg:height="1.865in" svg:x="-0.0319in" svg:y="0.0437in"><text:p/></draw:rect></text:p>
      <text:p text:style-name="P26"/>
      <text:p text:style-name="P4"/>
      <text:p text:style-name="P4"/>
      <text:p text:style-name="P4"/>
      <text:p text:style-name="P4"/>
      <text:p text:style-name="P4"/>
      <text:p text:style-name="P4"/>
      <text:p text:style-name="P4"/>
      <text:p text:style-name="P4"/>
      <text:p text:style-name="P66">From the github page of Rice:</text:p>
      <text:p text:style-name="P5"/>
      <text:p text:style-name="P27">If a reference counted object is being wrapped, or if another type of smart pointer is wrapped, ensure that only one mechanism is used to destroy the object. In general, the smart pointer manages the allocation of the object, and Ruby should hold only a reference to the smart pointer. When the garbage collector determines that it is time to clean up the object, the smart pointer will be destroyed, decrementing the reference count; when the reference count drops to 0, underlying object will be destroyed.</text:p>
      <text:p text:style-name="P4"/>
      <text:p text:style-name="P16">Notes</text:p>
      <text:list xml:id="list6874522246299125976" text:style-name="L3">
        <text:list-item>
          <text:p text:style-name="P72">Don’t try to wrap a smart pointer. That doesn’t work. <text:span text:style-name="T43">Wrap the raw pointer.</text:span></text:p>
        </text:list-item>
        <text:list-item>
          <text:p text:style-name="P72">If you pass a pointer to Ruby, if you return that same object back to C++, you will return by value.</text:p>
        </text:list-item>
      </text:list>
      <text:p text:style-name="P7"/>
      <text:p text:style-name="P7"><text:soft-page-break/>Sources:</text:p>
      <text:p text:style-name="P39"><text:a xlink:type="simple" xlink:href="https://github.com/jasonroelofs/rice" text:style-name="Internet_20_link" text:visited-style-name="Visited_20_Internet_20_Link"><text:span text:style-name="T31">https://github.com/jasonroelofs/rice</text:span></text:a></text:p>
      <text:p text:style-name="P38"><text:a xlink:type="simple" xlink:href="http://jasonroelofs.github.io/rice/hierarchy.html" text:style-name="Internet_20_link" text:visited-style-name="Visited_20_Internet_20_Link">http://jasonroelofs.github.io/rice/hierarchy.html</text:a></text:p>
      <text:p text:style-name="P53"><text:a xlink:type="simple" xlink:href="http://jasonroelofs.github.io/rice/classRice_1_1Data__Object.html" text:style-name="Internet_20_link" text:visited-style-name="Visited_20_Internet_20_Link">http://jasonroelofs.github.io/rice/classRice_1_1Data__Object.html</text:a></text:p>
      <text:p text:style-name="P55"><text:a xlink:type="simple" xlink:href="http://jasonroelofs.github.io/rice/enum_2sample_enum_8cpp-example.html#_a2" text:style-name="Internet_20_link" text:visited-style-name="Visited_20_Internet_20_Link">http://jasonroelofs.github.io/rice/enum_2sample_enum_8cpp-example.html#_a2</text:a></text:p>
      <text:p text:style-name="P53"><text:a xlink:type="simple" xlink:href="http://openframeworks.cc/documentation/types/ofParameter/#show_addListener" text:style-name="Internet_20_link" text:visited-style-name="Visited_20_Internet_20_Link">http://openframeworks.cc/documentation/types/ofParameter/#show_addListener</text:a></text:p>
      <text:p text:style-name="P53"/>
      <text:p text:style-name="P57"/>
      <text:p text:style-name="P36"><text:span text:style-name="T38">a</text:span>pp.cpp</text:p>
      <text:p text:style-name="P31"><draw:rect text:anchor-type="paragraph" draw:z-index="1" draw:name="Shape1" draw:style-name="gr1" draw:text-style-name="P80" svg:width="7.674in" svg:height="2.1031in" svg:x="0.0374in" svg:y="0.0846in"><text:p/></draw:rect><draw:rect text:anchor-type="paragraph" draw:z-index="2" draw:name="Shape1" draw:style-name="gr1" draw:text-style-name="P80" svg:width="7.674in" svg:height="2.498in" svg:x="0.0374in" svg:y="0.1398in"><text:p/></draw:rect></text:p>
      <text:p text:style-name="P45"><text:span text:style-name="T17"> </text:span><text:span text:style-name="T36">// -- Easy way to pass a pointer from C++ to Ruby</text:span></text:p>
      <text:p text:style-name="P43"><text:span text:style-name="T16">   </text:span><text:span text:style-name="T36">// BUT this hands memory management to the Ruby interpreter</text:span></text:p>
      <text:p text:style-name="P43"><text:span text:style-name="T16">   </text:span><text:span text:style-name="T36">// which is often not what I personally want / need.</text:span></text:p>
      <text:p text:style-name="P43">   </text:p>
      <text:p text:style-name="P43"><text:span text:style-name="T16">   </text:span><text:span text:style-name="T36">// This is how you can pass a pointer to a C++ type to Ruby-land.</text:span></text:p>
      <text:p text:style-name="P43"><text:span text:style-name="T16">   </text:span><text:span text:style-name="T36">// 'Rice::Data_Object' functions basically like a C++ smart pointer,</text:span></text:p>
      <text:p text:style-name="P43"><text:span text:style-name="T16">   </text:span><text:span text:style-name="T36">// but allows for data to be sent to Ruby.</text:span></text:p>
      <text:p text:style-name="P43"><text:span text:style-name="T16">   </text:span><text:span text:style-name="T36">// NOTE: Like a smart pointer, when this falls out of scope, free() will be called. Thus, make sure the target data is heap allocated.</text:span></text:p>
      <text:p text:style-name="P43">   <text:span text:style-name="T4">color_ptr </text:span><text:span text:style-name="T8">=</text:span><text:span text:style-name="T4"> </text:span><text:span text:style-name="T8">new</text:span><text:span text:style-name="T4"> ofColor</text:span><text:span text:style-name="T17">;</text:span></text:p>
      <text:p text:style-name="P43">   <text:span text:style-name="T4">Rice</text:span><text:span text:style-name="T17">::</text:span><text:span text:style-name="T4">Data_Object</text:span><text:span text:style-name="T8">&lt;</text:span><text:span text:style-name="T4">ofColor</text:span><text:span text:style-name="T8">&gt;</text:span><text:span text:style-name="T4"> </text:span><text:span text:style-name="T19">rb_color_ptr</text:span><text:span text:style-name="T17">(</text:span><text:span text:style-name="T19">color_ptr</text:span><text:span text:style-name="T17">);</text:span></text:p>
      <text:p text:style-name="P43">   </text:p>
      <text:p text:style-name="P43"><text:span text:style-name="T16">   </text:span><text:span text:style-name="T36">// NOTE: may not need to use 'to_ruby()' on the Rice::Data_Object</text:span></text:p>
      <text:p text:style-name="P43">   <text:span text:style-name="T4">mSelf</text:span><text:span text:style-name="T17">.</text:span><text:span text:style-name="T19">call</text:span><text:span text:style-name="T17">("</text:span><text:span text:style-name="T30">font_color=</text:span><text:span text:style-name="T17">",</text:span><text:span text:style-name="T19"> to_ruby</text:span><text:span text:style-name="T17">(</text:span><text:span text:style-name="T19">rb_color_ptr</text:span><text:span text:style-name="T17">));</text:span></text:p>
      <text:p text:style-name="P43">   </text:p>
      <text:p text:style-name="P49"/>
      <text:p text:style-name="P30"/>
      <text:p text:style-name="P28">app.h</text:p>
      <text:p text:style-name="P33"><draw:rect text:anchor-type="paragraph" draw:z-index="3" draw:name="Shape1" draw:style-name="gr1" draw:text-style-name="P80" svg:width="7.674in" svg:height="3.5543in" svg:x="0.0374in" svg:y="0.0654in"><text:p/></draw:rect></text:p>
      <text:p text:style-name="P40"><text:span text:style-name="T14">class</text:span> <text:span text:style-name="T18">rbApp</text:span> : <text:span text:style-name="T14">public</text:span> <text:span text:style-name="T18">ofBaseApp</text:span><text:span text:style-name="T16">{</text:span></text:p>
      <text:p text:style-name="P46"/>
      <text:p text:style-name="P43">   <text:span text:style-name="T9">public:</text:span></text:p>
      <text:p text:style-name="P43">      <text:span text:style-name="T19">rbApp</text:span><text:span text:style-name="T17">(</text:span><text:span text:style-name="T4">Rice</text:span><text:span text:style-name="T17">::</text:span><text:span text:style-name="T4">Object</text:span><text:span text:style-name="T17">);</text:span></text:p>
      <text:p text:style-name="P43">      <text:span text:style-name="T19">~rbApp</text:span><text:span text:style-name="T17">();</text:span></text:p>
      <text:p text:style-name="P43">      </text:p>
      <text:p text:style-name="P43">      <text:span text:style-name="T9">virtual</text:span><text:span text:style-name="T4"> </text:span><text:span text:style-name="T13">void</text:span><text:span text:style-name="T4"> </text:span><text:span text:style-name="T19">setup</text:span><text:span text:style-name="T17">();</text:span></text:p>
      <text:p text:style-name="P43">      <text:span text:style-name="T9">virtual</text:span><text:span text:style-name="T4"> </text:span><text:span text:style-name="T13">void</text:span><text:span text:style-name="T4"> </text:span><text:span text:style-name="T19">update</text:span><text:span text:style-name="T17">();</text:span></text:p>
      <text:p text:style-name="P43">      <text:span text:style-name="T9">virtual</text:span><text:span text:style-name="T4"> </text:span><text:span text:style-name="T13">void</text:span><text:span text:style-name="T4"> </text:span><text:span text:style-name="T19">draw</text:span><text:span text:style-name="T17">();</text:span></text:p>
      <text:p text:style-name="P41"/>
      <text:p text:style-name="P41">...</text:p>
      <text:p text:style-name="P43">   </text:p>
      <text:p text:style-name="P43">   <text:span text:style-name="T9">protected:</text:span></text:p>
      <text:p text:style-name="P43">      <text:span text:style-name="T4">Rice</text:span><text:span text:style-name="T17">::</text:span><text:span text:style-name="T4">Object mSelf</text:span><text:span text:style-name="T17">;</text:span></text:p>
      <text:p text:style-name="P43">      </text:p>
      <text:p text:style-name="P43">      <text:span text:style-name="T4">ofxPanel gui</text:span><text:span text:style-name="T17">;</text:span></text:p>
      <text:p text:style-name="P43">      <text:span text:style-name="T4">ofxColorPicker_</text:span><text:span text:style-name="T8">&lt;</text:span><text:span text:style-name="T13">unsigned</text:span><text:span text:style-name="T4"> </text:span><text:span text:style-name="T13">char</text:span><text:span text:style-name="T8">&gt;</text:span><text:span text:style-name="T4"> mColorPicker_Widget</text:span><text:span text:style-name="T17">;</text:span></text:p>
      <text:p text:style-name="P43">      <text:span text:style-name="T4">ofParameter</text:span><text:span text:style-name="T8">&lt;</text:span><text:span text:style-name="T4">ofColor_</text:span><text:span text:style-name="T8">&lt;</text:span><text:span text:style-name="T13">unsigned</text:span><text:span text:style-name="T4"> </text:span><text:span text:style-name="T13">char</text:span><text:span text:style-name="T8">&gt;&gt;</text:span><text:span text:style-name="T4"> mColorPicker_Parameter</text:span><text:span text:style-name="T17">;</text:span></text:p>
      <text:p text:style-name="P43">      <text:span text:style-name="T4">ofColor</text:span><text:span text:style-name="T8">*</text:span><text:span text:style-name="T4"> color_ptr</text:span><text:span text:style-name="T17">;</text:span></text:p>
      <text:p text:style-name="P48">};</text:p>
      <text:p text:style-name="P40"/>
      <text:p text:style-name="P51"><draw:rect text:anchor-type="paragraph" draw:z-index="11" draw:name="Shape2" draw:style-name="gr3" draw:text-style-name="P84" svg:width="8.4724in" svg:height="0.0858in" svg:x="-0.7965in" svg:y="0.152in"><text:p/></draw:rect></text:p>
      <text:p text:style-name="P77"/>
      <text:p text:style-name="P78"><draw:rect text:anchor-type="paragraph" draw:z-index="9" draw:name="Shape1" draw:style-name="gr1" draw:text-style-name="P80" svg:width="4.0205in" svg:height="0.5287in" svg:x="-0.0634in" svg:y="0.022in"><text:p/></draw:rect></text:p>
      <text:p text:style-name="P75"><text:span text:style-name="T6">ofColor_</text:span><text:span text:style-name="T11">&lt;</text:span><text:span text:style-name="T15">unsigned</text:span><text:span text:style-name="T6"> </text:span><text:span text:style-name="T15">char</text:span><text:span text:style-name="T11">&gt;</text:span></text:p>
      <text:p text:style-name="P74"/>
      <text:p text:style-name="P74"><draw:custom-shape text:anchor-type="paragraph" draw:z-index="12" draw:name="Shape4" draw:style-name="gr4" svg:width="2.4862in" svg:height="0.6843in" svg:x="4.4929in" svg:y="0.04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5"><text:span text:style-name="T21">^-- </text:span>This is the <text:span text:style-name="T21">same as<text:line-break/>v-- this type here. (note the underscore above)</text:span><text:span text:style-name="T12"><text:line-break/> </text:span></text:p>
      <text:p text:style-name="P73"><draw:rect text:anchor-type="paragraph" draw:z-index="10" draw:name="Shape1" draw:style-name="gr1" draw:text-style-name="P80" svg:width="4.0205in" svg:height="0.5287in" svg:x="-0.0634in" svg:y="0.0134in"><text:p/></draw:rect></text:p>
      <text:p text:style-name="P68">ofColor</text:p>
      <text:p text:style-name="P68"/>
      <text:p text:style-name="P68"/>
      <text:p text:style-name="P79">The template argument <text:span text:style-name="T44">dictates</text:span> what the size of each channel will be</text:p>
      <text:p text:style-name="P37"><text:span text:style-name="T38">a</text:span>pp.cpp</text:p>
      <text:p text:style-name="P32"><draw:rect text:anchor-type="paragraph" draw:z-index="4" draw:name="Shape1" draw:style-name="gr1" draw:text-style-name="P80" svg:width="7.674in" svg:height="2.1031in" svg:x="0.0374in" svg:y="0.0846in"><text:p/></draw:rect><draw:rect text:anchor-type="paragraph" draw:z-index="5" draw:name="Shape1" draw:style-name="gr1" draw:text-style-name="P80" svg:width="7.674in" svg:height="5.1614in" svg:x="0.0374in" svg:y="0.1398in"><text:p/></draw:rect></text:p>
      <text:p text:style-name="P63"/>
      <text:p text:style-name="P40"><text:span text:style-name="T14">template</text:span><text:span text:style-name="T7">&lt;</text:span><text:span text:style-name="T10">typename</text:span> T<text:span text:style-name="T7">&gt;</text:span></text:p>
      <text:p text:style-name="P40"><text:span text:style-name="T14">struct</text:span> <text:span text:style-name="T18">Null_Free_Function</text:span></text:p>
      <text:p text:style-name="P48">{</text:p>
      <text:p text:style-name="P40"><text:span text:style-name="T10">static</text:span> <text:span text:style-name="T14">void</text:span> <text:span text:style-name="T18">free</text:span><text:span text:style-name="T16">(</text:span>T <text:span text:style-name="T7">*</text:span> obj<text:span text:style-name="T16">)</text:span> <text:span text:style-name="T16">{</text:span> <text:span text:style-name="T16">}</text:span></text:p>
      <text:p text:style-name="P48">};</text:p>
      <text:p text:style-name="P63"/>
      <text:p text:style-name="P42">...</text:p>
      <text:p text:style-name="P52"><text:s/></text:p>
      <text:p text:style-name="P52">// -- More complex way to pass a pointer from C++ to Ruby</text:p>
      <text:p text:style-name="P43"><text:span text:style-name="T16">   </text:span><text:span text:style-name="T36">// Allows C++ code to maintain full control of memory management.</text:span></text:p>
      <text:p text:style-name="P43">   </text:p>
      <text:p text:style-name="P43"><text:span text:style-name="T16">   </text:span><text:span text:style-name="T4">color_ptr </text:span><text:span text:style-name="T8">=</text:span><text:span text:style-name="T4"> </text:span><text:span text:style-name="T8">new</text:span><text:span text:style-name="T4"> ofColor</text:span><text:span text:style-name="T17">;</text:span></text:p>
      <text:p text:style-name="P43">   </text:p>
      <text:p text:style-name="P43">   </text:p>
      <text:p text:style-name="P43">   <text:span text:style-name="T4">Rice</text:span><text:span text:style-name="T17">::</text:span><text:span text:style-name="T4">Data_Object</text:span><text:span text:style-name="T8">&lt;</text:span><text:span text:style-name="T4">ofColor</text:span><text:span text:style-name="T8">&gt;</text:span><text:span text:style-name="T4"> </text:span><text:span text:style-name="T19">rb_color_ptr</text:span><text:span text:style-name="T17">(</text:span></text:p>
      <text:p text:style-name="P43"><text:span text:style-name="T18">      </text:span><text:span text:style-name="T20">color_ptr</text:span><text:span text:style-name="T17">,</text:span></text:p>
      <text:p text:style-name="P43"><text:span text:style-name="T18">      </text:span><text:span text:style-name="T19">Rice</text:span><text:span text:style-name="T17">::</text:span><text:span text:style-name="T19">Data_Type</text:span><text:span text:style-name="T8">&lt;</text:span><text:span text:style-name="T19"> ofColor </text:span><text:span text:style-name="T8">&gt;</text:span><text:span text:style-name="T19">::klass</text:span><text:span text:style-name="T17">(),</text:span></text:p>
      <text:p text:style-name="P43"><text:span text:style-name="T18">      </text:span><text:span text:style-name="T19">Rice</text:span><text:span text:style-name="T17">::</text:span><text:span text:style-name="T19">Default_Mark_Function</text:span><text:span text:style-name="T8">&lt;</text:span><text:span text:style-name="T19"> ofColor </text:span><text:span text:style-name="T8">&gt;</text:span><text:span text:style-name="T17">::</text:span><text:span text:style-name="T19">mark</text:span><text:span text:style-name="T17">,</text:span></text:p>
      <text:p text:style-name="P43"><text:span text:style-name="T18">      </text:span><text:span text:style-name="T19">Null_Free_Function</text:span><text:span text:style-name="T8">&lt;</text:span><text:span text:style-name="T19"> ofColor </text:span><text:span text:style-name="T8">&gt;</text:span><text:span text:style-name="T17">::</text:span><text:span text:style-name="T19">free</text:span></text:p>
      <text:p text:style-name="P43"><text:span text:style-name="T18">   </text:span><text:span text:style-name="T17">);</text:span></text:p>
      <text:p text:style-name="P43">   </text:p>
      <text:p text:style-name="P43"><text:span text:style-name="T16">   </text:span><text:span text:style-name="T36">// Null_Free_Function&lt; T &gt; is declared at the top of this file.</text:span></text:p>
      <text:p text:style-name="P43"><text:span text:style-name="T16">   </text:span><text:span text:style-name="T36">// By creating this stubbed callback, the Ruby interpreter has</text:span></text:p>
      <text:p text:style-name="P43"><text:span text:style-name="T16">   </text:span><text:span text:style-name="T36">// no mechanism to release the memory that has been declared.</text:span></text:p>
      <text:p text:style-name="P43"><text:span text:style-name="T16">   </text:span><text:span text:style-name="T36">// In this way, memory management can be completely controlled</text:span></text:p>
      <text:p text:style-name="P43"><text:span text:style-name="T16">   </text:span><text:span text:style-name="T36">// through C++ code (which is what I want for this project).</text:span></text:p>
      <text:p text:style-name="P43">   </text:p>
      <text:p text:style-name="P43">   </text:p>
      <text:p text:style-name="P43"><text:span text:style-name="T16">   </text:span><text:span text:style-name="T36">// NOTE: may not need to use 'to_ruby()' on the Rice::Data_Object</text:span></text:p>
      <text:p text:style-name="P43">   <text:span text:style-name="T4">mSelf</text:span><text:span text:style-name="T17">.</text:span><text:span text:style-name="T19">call</text:span><text:span text:style-name="T17">("</text:span><text:span text:style-name="T30">font_color=</text:span><text:span text:style-name="T17">",</text:span><text:span text:style-name="T19"> to_ruby</text:span><text:span text:style-name="T17">(</text:span><text:span text:style-name="T19">rb_color_ptr</text:span><text:span text:style-name="T17">));</text:span></text:p>
      <text:p text:style-name="P63"/>
      <text:p text:style-name="P50"/>
      <text:p text:style-name="P29">app.h</text:p>
      <text:p text:style-name="P34"><draw:rect text:anchor-type="paragraph" draw:z-index="6" draw:name="Shape1" draw:style-name="gr1" draw:text-style-name="P80" svg:width="7.674in" svg:height="3.5543in" svg:x="0.0374in" svg:y="0.0654in"><text:p/></draw:rect></text:p>
      <text:p text:style-name="P41"><text:span text:style-name="T14">class</text:span> <text:span text:style-name="T18">rbApp</text:span> : <text:span text:style-name="T14">public</text:span> <text:span text:style-name="T18">ofBaseApp</text:span><text:span text:style-name="T16">{</text:span></text:p>
      <text:p text:style-name="P47"/>
      <text:p text:style-name="P44">   <text:span text:style-name="T9">public:</text:span></text:p>
      <text:p text:style-name="P44">      <text:span text:style-name="T19">rbApp</text:span><text:span text:style-name="T17">(</text:span><text:span text:style-name="T4">Rice</text:span><text:span text:style-name="T17">::</text:span><text:span text:style-name="T4">Object</text:span><text:span text:style-name="T17">);</text:span></text:p>
      <text:p text:style-name="P44">      <text:span text:style-name="T19">~rbApp</text:span><text:span text:style-name="T17">();</text:span></text:p>
      <text:p text:style-name="P44">      </text:p>
      <text:p text:style-name="P44">      <text:span text:style-name="T9">virtual</text:span><text:span text:style-name="T4"> </text:span><text:span text:style-name="T13">void</text:span><text:span text:style-name="T4"> </text:span><text:span text:style-name="T19">setup</text:span><text:span text:style-name="T17">();</text:span></text:p>
      <text:p text:style-name="P44">      <text:span text:style-name="T9">virtual</text:span><text:span text:style-name="T4"> </text:span><text:span text:style-name="T13">void</text:span><text:span text:style-name="T4"> </text:span><text:span text:style-name="T19">update</text:span><text:span text:style-name="T17">();</text:span></text:p>
      <text:p text:style-name="P44">      <text:span text:style-name="T9">virtual</text:span><text:span text:style-name="T4"> </text:span><text:span text:style-name="T13">void</text:span><text:span text:style-name="T4"> </text:span><text:span text:style-name="T19">draw</text:span><text:span text:style-name="T17">();</text:span></text:p>
      <text:p text:style-name="P41"/>
      <text:p text:style-name="P41">...</text:p>
      <text:p text:style-name="P44">   </text:p>
      <text:p text:style-name="P44">   <text:span text:style-name="T9">protected:</text:span></text:p>
      <text:p text:style-name="P44">      <text:span text:style-name="T4">Rice</text:span><text:span text:style-name="T17">::</text:span><text:span text:style-name="T4">Object mSelf</text:span><text:span text:style-name="T17">;</text:span></text:p>
      <text:p text:style-name="P44">      </text:p>
      <text:p text:style-name="P44">      <text:span text:style-name="T4">ofxPanel gui</text:span><text:span text:style-name="T17">;</text:span></text:p>
      <text:p text:style-name="P44">      <text:span text:style-name="T4">ofxColorPicker_</text:span><text:span text:style-name="T8">&lt;</text:span><text:span text:style-name="T13">unsigned</text:span><text:span text:style-name="T4"> </text:span><text:span text:style-name="T13">char</text:span><text:span text:style-name="T8">&gt;</text:span><text:span text:style-name="T4"> mColorPicker_Widget</text:span><text:span text:style-name="T17">;</text:span></text:p>
      <text:p text:style-name="P44">      <text:span text:style-name="T4">ofParameter</text:span><text:span text:style-name="T8">&lt;</text:span><text:span text:style-name="T4">ofColor_</text:span><text:span text:style-name="T8">&lt;</text:span><text:span text:style-name="T13">unsigned</text:span><text:span text:style-name="T4"> </text:span><text:span text:style-name="T13">char</text:span><text:span text:style-name="T8">&gt;&gt;</text:span><text:span text:style-name="T4"> mColorPicker_Parameter</text:span><text:span text:style-name="T17">;</text:span></text:p>
      <text:p text:style-name="P44">      <text:span text:style-name="T4">ofColor</text:span><text:span text:style-name="T8">*</text:span><text:span text:style-name="T4"> color_ptr</text:span><text:span text:style-name="T17">;</text:span></text:p>
      <text:p text:style-name="P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Droid Sans Mono', 'Courier New', monospace, 'Droid Sans Fallback'"/>
    <style:font-face style:name="DejaVu Sans Mono3" svg:font-family="'DejaVu Sans Mono', 'Droid Sans Mono'"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DejaVu Sans Mono1" svg:font-family="'DejaVu Sans Mono', 'Droid Sans Mono'" style:font-family-generic="roman" style:font-pitch="variable"/>
    <style:font-face style:name="Liberation Serif" svg:font-family="'Liberation Serif'" style:font-family-generic="roman" style:font-pitch="variable"/>
    <style:font-face style:name="DejaVu Sans Mono4" svg:font-family="'DejaVu Sans Mono', '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1-08T20:07:49.024148993</meta:creation-date>
    <dc:date>2018-01-13T18:42:07.949182992</dc:date>
    <dc:creator>Jason Ko</dc:creator>
    <meta:editing-duration>P4DT13H44M43S</meta:editing-duration>
    <meta:editing-cycles>20</meta:editing-cycles>
    <meta:generator>LibreOffice/5.1.6.2$Linux_X86_64 LibreOffice_project/10m0$Build-2</meta:generator>
    <meta:document-statistic meta:table-count="1" meta:image-count="0" meta:object-count="0" meta:page-count="6" meta:paragraph-count="173" meta:word-count="1080" meta:character-count="8091" meta:non-whitespace-character-count="6766"/>
  </office:meta>
</office:document-meta>
</file>